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5cm" fo:min-width="9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9.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9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9.2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9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75cm" svg:height="7cm" svg:x="17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17.75cm" svg:y="2cm">
          <text:p text:style-name="P2"><text:span text:style-name="T1">Cuv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75cm" svg:height="2.75cm" svg:x="17.75cm" svg:y="2.5cm">
          <text:p text:style-name="P4"><text:span text:style-name="T1">- &lt;&lt;static&gt;&gt; id <text:s text:c="2"/> </text:span><text:span text:style-name="T1"><text:tab/></text:span><text:span text:style-name="T1">: caractère</text:span></text:p>
          <text:p text:style-name="P4"><text:span text:style-name="T1">- idCuve <text:s text:c="11"/> </text:span><text:span text:style-name="T1"><text:tab/></text:span><text:span text:style-name="T1">: caractère</text:span></text:p>
          <text:p text:style-name="P4"><text:span text:style-name="T1">- capacite  <text:s text:c="9"/></text:span><text:span text:style-name="T1"><text:tab/></text:span><text:span text:style-name="T1">: entier</text:span></text:p>
          <text:p text:style-name="P4"><text:span text:style-name="T1">- contenu  <text:s text:c="10"/></text:span><text:span text:style-name="T1"><text:tab/></text:span><text:span text:style-name="T1">: réel</text:span></text:p>
          <text:p text:style-name="P4"><text:span text:style-name="T1">- posX  <text:s text:c="14"/></text:span><text:span text:style-name="T1"><text:tab/></text:span><text:span text:style-name="T1">: entier</text:span></text:p>
          <text:p text:style-name="P4"><text:span text:style-name="T1">- posY  <text:s text:c="14"/></text:span><text:span text:style-name="T1"><text:tab/></text:span><text:span text:style-name="T1">: entier</text:span></text:p>
          <text:p text:style-name="P4"><text:span text:style-name="T1">- position </text:span><text:span text:style-name="T1"><text:tab/></text:span><text:span text:style-name="T1"><text:tab/></text:span><text:span text:style-name="T1">: chaîne</text:span></text:p>
          <text:p text:style-name="P5"><text:span text:style-name="T1">- Cuve ( capacite </text:span><text:span text:style-name="T1"><text:tab/></text:span><text:span text:style-name="T1">: entier, posX : entier, posY: entier,position : chaîne 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75cm" svg:height="3.75cm" svg:x="17.75cm" svg:y="5.25cm">
          <text:p text:style-name="P4"><text:span text:style-name="T1">+ &lt;&lt;static&gt;&gt; creerCuve (</text:span><text:span text:style-name="T2"> </text:span><text:span text:style-name="T1">capacite : entier, posX : entier, posY : entier, position : chaîne ) </text:span><text:span text:style-name="T1"><text:tab/></text:span><text:span text:style-name="T1">: Cuve</text:span></text:p>
          <text:p text:style-name="P4"><text:span text:style-name="T1"/></text:p>
          <text:p text:style-name="P5"><text:span text:style-name="T1">+ getCapacite()</text:span><text:span text:style-name="T1"><text:tab/></text:span><text:span text:style-name="T1">: entier</text:span></text:p>
          <text:p text:style-name="P5"><text:span text:style-name="T1"/></text:p>
          <text:p text:style-name="P5"><text:span text:style-name="T1">+ getId()</text:span><text:span text:style-name="T1"><text:tab/></text:span><text:span text:style-name="T1"><text:tab/></text:span><text:span text:style-name="T1"> : entier</text:span></text:p>
          <text:p text:style-name="P5"><text:span text:style-name="T1"/></text:p>
          <text:p text:style-name="P5"><text:span text:style-name="T1">+ getContenu()</text:span><text:span text:style-name="T1"><text:tab/></text:span><text:span text:style-name="T1"> : réel</text:span></text:p>
          <text:p text:style-name="P5"><text:span text:style-name="T1"/></text:p>
          <text:p text:style-name="P5"><text:span text:style-name="T1">+ toString()</text:span><text:span text:style-name="T1"><text:tab/></text:span><text:span text:style-name="T1"> : chaîne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5cm" svg:height="7cm" svg:x="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7cm" svg:y="2cm">
          <text:p text:style-name="P2"><text:span text:style-name="T1">Tuya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75cm" svg:height="2.25cm" svg:x="7cm" svg:y="2.5cm">
          <text:p text:style-name="P4"><text:span text:style-name="T1">- cuveOrig</text:span><text:span text:style-name="T1"><text:tab/></text:span><text:span text:style-name="T1"> : Cuve</text:span></text:p>
          <text:p text:style-name="P4"><text:span text:style-name="T1"/></text:p>
          <text:p text:style-name="P4"><text:span text:style-name="T1">- cuveDest</text:span><text:span text:style-name="T1"><text:tab/></text:span><text:span text:style-name="T1"> : Cuve</text:span></text:p>
          <text:p text:style-name="P4"><text:span text:style-name="T1"/></text:p>
          <text:p text:style-name="P4"><text:span text:style-name="T1">- section</text:span><text:span text:style-name="T1"><text:tab/></text:span><text:span text:style-name="T1"><text:tab/></text:span><text:span text:style-name="T1"> : entier</text:span></text:p>
          <text:p text:style-name="P4"><text:span text:style-name="T1"/></text:p>
          <text:p text:style-name="P4"><text:span text:style-name="T1">- Tuyau ( cuveOrig : Cuve, cuveDest : Cuve, section : entier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75cm" svg:height="4.25cm" svg:x="7cm" svg:y="4.75cm">
          <text:p text:style-name="P5"><text:span text:style-name="T2">+ &lt;&lt;static&gt;&gt; creerTuyau ( </text:span><text:span text:style-name="T1">cuveOrig : Cuve, cuveDest : Cuve, section : entier ) 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 : Tuyau</text:span></text:p>
          <text:p text:style-name="P5"><text:span text:style-name="T1"/></text:p>
          <text:p text:style-name="P5"><text:span text:style-name="T1">+ setLien ( cuveOrig : Cuve, cuveDest : Cuve )</text:span><text:span text:style-name="T1"><text:tab/></text:span><text:span text:style-name="T1"> : booléen</text:span></text:p>
          <text:p text:style-name="P5"><text:span text:style-name="T1"/></text:p>
          <text:p text:style-name="P5"><text:span text:style-name="T1">+ getCuveOrig()</text:span><text:span text:style-name="T1"><text:tab/></text:span><text:span text:style-name="T1"><text:tab/></text:span><text:span text:style-name="T1"><text:tab/></text:span><text:span text:style-name="T1"><text:tab/></text:span><text:span text:style-name="T1"> : Cuve</text:span></text:p>
          <text:p text:style-name="P5"><text:span text:style-name="T1"/></text:p>
          <text:p text:style-name="P5"><text:span text:style-name="T1">+ getCuveDest()</text:span><text:span text:style-name="T1"><text:tab/></text:span><text:span text:style-name="T1"><text:tab/></text:span><text:span text:style-name="T1"><text:tab/></text:span><text:span text:style-name="T1"><text:tab/></text:span><text:span text:style-name="T1"> : Cuve</text:span></text:p>
          <text:p text:style-name="P5"><text:span text:style-name="T1"/></text:p>
          <text:p text:style-name="P5"><text:span text:style-name="T1">+ getSection()</text:span><text:span text:style-name="T1"><text:tab/></text:span><text:span text:style-name="T1"><text:tab/></text:span><text:span text:style-name="T1"><text:tab/></text:span><text:span text:style-name="T1"><text:tab/></text:span><text:span text:style-name="T1"> : entier</text:span></text:p>
          <text:p text:style-name="P5"><text:span text:style-name="T1"/></text:p>
          <text:p text:style-name="P5"><text:span text:style-name="T1">+ toString()</text:span><text:span text:style-name="T1"><text:tab/></text:span><text:span text:style-name="T1"><text:tab/></text:span><text:span text:style-name="T1"><text:tab/></text:span><text:span text:style-name="T1"><text:tab/></text:span><text:span text:style-name="T1"> : chaîne</text:span><text:span text:style-name="T1"><text:tab/>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0:49:08.185000000</meta:creation-date>
    <dc:date>2022-06-10T11:42:02.466000000</dc:date>
    <meta:editing-duration>PT42M50S</meta:editing-duration>
    <meta:editing-cycles>6</meta:editing-cycles>
    <meta:generator>LibreOffice/7.2.2.2$Windows_X86_64 LibreOffice_project/02b2acce88a210515b4a5bb2e46cbfb63fe97d56</meta:generator>
    <meta:document-statistic meta:object-count="8"/>
  </office:meta>
</office:document-meta>
</file>